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auto" style:column-width="4.919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WenQuanYi Zen Hei" style:font-name-complex="Lohit Marathi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ext-properties style:font-name="Liberation Sans" style:font-name-asian="WenQuanYi Zen Hei" style:font-name-complex="Lohit Marathi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Bestellung Masterarbeit </text:p>
          </table:table-cell>
          <table:table-cell table:number-columns-repeated="7"/>
        </table:table-row>
        <table:table-row table:style-name="ro1">
          <table:table-cell office:value-type="string">
            <text:p>Armin Schlegel</text:p>
          </table:table-cell>
          <table:table-cell table:number-columns-repeated="7"/>
        </table:table-row>
        <table:table-row table:style-name="ro1">
          <table:table-cell table:style-name="ce1" office:value-type="date" office:date-value="2014-03-19">
            <text:p>03/19/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latinen</text:p>
          </table:table-cell>
          <table:table-cell table:style-name="ce5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Mouser.de</text:p>
          </table:table-cell>
          <table:table-cell table:number-columns-repeated="7"/>
        </table:table-row>
        <table:table-row table:style-name="ro1">
          <table:table-cell office:value-type="string">
            <text:p>Menge</text:p>
          </table:table-cell>
          <table:table-cell office:value-type="string">
            <text:p>Bestellnr. </text:p>
          </table:table-cell>
          <table:table-cell office:value-type="string">
            <text:p>Beschreibung</text:p>
          </table:table-cell>
          <table:table-cell office:value-type="string">
            <text:p>Link</text:p>
          </table:table-cell>
          <table:table-cell office:value-type="string">
            <text:p>Stückpreis</text:p>
          </table:table-cell>
          <table:table-cell office:value-type="string">
            <text:p>Preis</text:p>
          </table:table-cell>
          <table:table-cell table:number-columns-repeated="2"/>
        </table:table-row>
        <table:table-row table:style-name="ro2">
          <table:table-cell table:style-name="ce2" office:value-type="float" office:value="2">
            <text:p>2</text:p>
          </table:table-cell>
          <table:table-cell office:value-type="string">
            <text:p>656-FIX30SSLAHF</text:p>
          </table:table-cell>
          <table:table-cell office:value-type="string">
            <text:p>JAE Electronics FI-X30SSLA-HF (LVDS)</text:p>
          </table:table-cell>
          <table:table-cell office:value-type="string">
            <text:p><text:a xlink:href="http://de.mouser.com/ProductDetail/JAE-Electronics/FI-X30SSLA-HF/?qs=%2Fha2pyFaduioZsvOJCeWcg109ZmKz2%2FupnzggFRdCcW4jqYF4CRRJw%3D%3D" xlink:type="simple">http://de.mouser.com/ProductDetail/JAE-Electronics/FI-X30SSLA-HF/?qs=%2fha2pyFaduioZsvOJCeWcg109ZmKz2%2fupnzggFRdCcW4jqYF4CRRJw%3d%3d</text:a></text:p>
          </table:table-cell>
          <table:table-cell table:style-name="ce8" office:value-type="float" office:value="13.08">
            <text:p>13.08</text:p>
          </table:table-cell>
          <table:table-cell table:style-name="ce8" table:formula="of:=[.A7]*[.E7]" office:value-type="float" office:value="26.16">
            <text:p>26.16</text:p>
          </table:table-cell>
          <table:table-cell table:number-columns-repeated="2"/>
        </table:table-row>
        <table:table-row table:style-name="ro2">
          <table:table-cell table:style-name="ce2" office:value-type="float" office:value="2">
            <text:p>2</text:p>
          </table:table-cell>
          <table:table-cell office:value-type="string">
            <text:p>54132-4062</text:p>
          </table:table-cell>
          <table:table-cell office:value-type="string">
            <text:p>Omron Electronics XF2M-4015-1A (RGB)</text:p>
          </table:table-cell>
          <table:table-cell table:style-name="ce7" office:value-type="string">
            <text:p><text:a xlink:href="http://de.mouser.com/ProductDetail/Molex/54132-4062/?qs=%2Fha2pyFaduiie%252bDsDPE%252bbxxE%252byCORF54wAjQh9n3aQM%3D" xlink:type="simple">http://de.mouser.com/ProductDetail/Molex/54132-4062/?qs=%2fha2pyFaduiie%252bDsDPE%252bbxxE%252byCORF54wAjQh9n3aQM%3d</text:a></text:p>
          </table:table-cell>
          <table:table-cell table:style-name="ce8" office:value-type="float" office:value="2.01">
            <text:p>2.01</text:p>
          </table:table-cell>
          <table:table-cell table:style-name="ce8" table:formula="of:=[.A8]*[.E8]" office:value-type="float" office:value="4.02">
            <text:p>4.02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595-TFP401APZP</text:p>
          </table:table-cell>
          <table:table-cell office:value-type="string">
            <text:p>Texas Instruments TFP401APZP (HDMI-&gt;RGB)</text:p>
          </table:table-cell>
          <table:table-cell table:style-name="ce7" office:value-type="string">
            <text:p><text:a xlink:href="http://de.mouser.com/ProductDetail/Texas-Instruments/TFP401APZP/?qs=sGAEpiMZZMvzx35sqAbYyS%2FHXqUWhI80Lx8TsthrfGA%3D" xlink:type="simple">http://de.mouser.com/ProductDetail/Texas-Instruments/TFP401APZP/?qs=sGAEpiMZZMvzx35sqAbYyS%2fHXqUWhI80Lx8TsthrfGA%3d</text:a></text:p>
          </table:table-cell>
          <table:table-cell table:style-name="ce8" office:value-type="float" office:value="7.2">
            <text:p>7.20</text:p>
          </table:table-cell>
          <table:table-cell table:style-name="ce8" table:formula="of:=[.A9]*[.E9]" office:value-type="float" office:value="21.6">
            <text:p>21.60</text:p>
          </table:table-cell>
          <table:table-cell table:number-columns-repeated="2"/>
        </table:table-row>
        <table:table-row table:style-name="ro2">
          <table:table-cell table:style-name="ce2" office:value-type="float" office:value="2">
            <text:p>2</text:p>
          </table:table-cell>
          <table:table-cell office:value-type="string">
            <text:p>595-SN75LVDS83BDGGR</text:p>
          </table:table-cell>
          <table:table-cell office:value-type="string">
            <text:p>Bussender FlatLink 10-135MHz Transmitter (RGB-&gt;LVDS)</text:p>
          </table:table-cell>
          <table:table-cell table:style-name="ce7" office:value-type="string">
            <text:p><text:a xlink:href="http://de.mouser.com/ProductDetail/Texas-Instruments/SN75LVDS83BDGGR/?qs=%2Fha2pyFaduhUFID9k9uYqsoOJBy0IbxuibAsBHqa1LMrXVKttVeSnesdWlE%2FojUG" xlink:type="simple">http://de.mouser.com/ProductDetail/Texas-Instruments/SN75LVDS83BDGGR/?qs=%2fha2pyFaduhUFID9k9uYqsoOJBy0IbxuibAsBHqa1LMrXVKttVeSnesdWlE%2fojUG</text:a></text:p>
          </table:table-cell>
          <table:table-cell table:style-name="ce8" office:value-type="float" office:value="5.24">
            <text:p>5.24</text:p>
          </table:table-cell>
          <table:table-cell table:style-name="ce8" table:formula="of:=[.A10]*[.E10]" office:value-type="float" office:value="10.48">
            <text:p>10.48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556-ATMEGA32U4-AU</text:p>
          </table:table-cell>
          <table:table-cell office:value-type="string">
            <text:p>8-Bit Mikrocontroller - MCU AVR USB 32K FLASH INDUSTRIAL</text:p>
          </table:table-cell>
          <table:table-cell table:style-name="ce7" office:value-type="string">
            <text:p><text:a xlink:href="http://de.mouser.com/ProductDetail/Atmel/ATMEGA32U4-AU/?qs=sGAEpiMZZMvAvBNgSS9Lqh1wBIpnYT9c" xlink:type="simple">http://de.mouser.com/ProductDetail/Atmel/ATMEGA32U4-AU/?qs=sGAEpiMZZMvAvBNgSS9Lqh1wBIpnYT9c</text:a></text:p>
          </table:table-cell>
          <table:table-cell table:style-name="ce8" office:value-type="float" office:value="4.94">
            <text:p>4.94</text:p>
          </table:table-cell>
          <table:table-cell table:style-name="ce8" table:formula="of:=[.A11]*[.E11]" office:value-type="float" office:value="14.82">
            <text:p>14.82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538-53261-0671</text:p>
          </table:table-cell>
          <table:table-cell office:value-type="string">
            <text:p>Molex picoblade 53261-0671 6 pol Programmierstecker</text:p>
          </table:table-cell>
          <table:table-cell table:style-name="ce7" office:value-type="string">
            <text:p><text:a xlink:href="http://de.mouser.com/ProductDetail/Molex/53261-0671/?qs=%2Fha2pyFadujL8XqTNrjzA%2Fy0AZso5hx2IWE7X8dEAdsn1tpb%2FKahAA%3D%3D" xlink:type="simple">http://de.mouser.com/ProductDetail/Molex/53261-0671/?qs=%2fha2pyFadujL8XqTNrjzA%2fy0AZso5hx2IWE7X8dEAdsn1tpb%2fKahAA%3d%3d</text:a></text:p>
          </table:table-cell>
          <table:table-cell table:style-name="ce8" office:value-type="float" office:value="1.65">
            <text:p>1.65</text:p>
          </table:table-cell>
          <table:table-cell table:style-name="ce8" table:formula="of:=[.A12]*[.E12]" office:value-type="float" office:value="4.95">
            <text:p>4.95</text:p>
          </table:table-cell>
          <table:table-cell table:number-columns-repeated="2"/>
        </table:table-row>
        <table:table-row table:style-name="ro2">
          <table:table-cell table:style-name="ce2" office:value-type="float" office:value="2">
            <text:p>2</text:p>
          </table:table-cell>
          <table:table-cell office:value-type="string">
            <text:p>538-51021-0600</text:p>
          </table:table-cell>
          <table:table-cell office:value-type="string">
            <text:p>Sockel &amp; Kabelgehäuse RECEPTACLE 6 POS</text:p>
          </table:table-cell>
          <table:table-cell table:style-name="ce7" office:value-type="string">
            <text:p><text:a xlink:href="http://de.mouser.com/Search/ProductDetail.aspx?qs=ZwgtpdmWYYSz82DH2HMXiQ%3D%3D" xlink:type="simple">http://de.mouser.com/Search/ProductDetail.aspx?qs=ZwgtpdmWYYSz82DH2HMXiQ%3d%3d</text:a></text:p>
          </table:table-cell>
          <table:table-cell table:style-name="ce8" office:value-type="float" office:value="0.27">
            <text:p>0.27</text:p>
          </table:table-cell>
          <table:table-cell table:style-name="ce8" table:formula="of:=[.A13]*[.E13]" office:value-type="float" office:value="0.54">
            <text:p>0.54</text:p>
          </table:table-cell>
          <table:table-cell table:number-columns-repeated="2"/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string">
            <text:p>538-79758-0006</text:p>
          </table:table-cell>
          <table:table-cell office:value-type="string">
            <text:p>DC-Stromkabel PicoBlade 26 AWG UL 1061, 150mm</text:p>
          </table:table-cell>
          <table:table-cell table:style-name="ce7" office:value-type="string">
            <text:p><text:a xlink:href="http://de.mouser.com/ProductDetail/Molex/79758-0006/?qs=%2Fha2pyFaduiWix3JOiYmZTEIerTFmnySZdtJ13HpEM70mDXeDHeCcQ%3D%3D" xlink:type="simple">http://de.mouser.com/ProductDetail/Molex/79758-0006/?qs=%2fha2pyFaduiWix3JOiYmZTEIerTFmnySZdtJ13HpEM70mDXeDHeCcQ%3d%3d</text:a></text:p>
          </table:table-cell>
          <table:table-cell table:style-name="ce8" office:value-type="float" office:value="0.184">
            <text:p>0.18</text:p>
          </table:table-cell>
          <table:table-cell table:style-name="ce8" table:formula="of:=[.A14]*[.E14]" office:value-type="float" office:value="2.208">
            <text:p>2,21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649-10033526-N3212LF</text:p>
          </table:table-cell>
          <table:table-cell office:value-type="string">
            <text:p>USB-Stecker MINIUSB B TYPE RT ANGLE RECEPTACLE</text:p>
          </table:table-cell>
          <table:table-cell table:style-name="ce7" office:value-type="string">
            <text:p><text:a xlink:href="http://de.mouser.com/ProductDetail/FCI/10033526-N3212LF/?qs=%2Fha2pyFadujxDEaTCG%2F3IgsbFChSuv66JrkjaCBKgukjCIH%2FH4qAI7ajoEkcwwLO" xlink:type="simple">http://de.mouser.com/ProductDetail/FCI/10033526-N3212LF/?qs=%2fha2pyFadujxDEaTCG%2f3IgsbFChSuv66JrkjaCBKgukjCIH%2fH4qAI7ajoEkcwwLO</text:a></text:p>
          </table:table-cell>
          <table:table-cell table:style-name="ce8" office:value-type="float" office:value="0.464">
            <text:p>0.46</text:p>
          </table:table-cell>
          <table:table-cell table:style-name="ce8" table:formula="of:=[.A15]*[.E15]" office:value-type="float" office:value="1.392">
            <text:p>1.39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649-10029449-111RLF</text:p>
          </table:table-cell>
          <table:table-cell office:value-type="string">
            <text:p>HDMI, Displayport &amp; DVI-Steckverbinder HDMI TYPE A RECEPT</text:p>
          </table:table-cell>
          <table:table-cell table:style-name="ce7" office:value-type="string">
            <text:p><text:a xlink:href="http://de.mouser.com/ProductDetail/FCI/10029449-111RLF/?qs=%2Fha2pyFadug8U4IOZZI2jnut2zm2rFMAp8K8PcXPAIyrEGZ2XRAPnyrp%252b5pF2ZP7" xlink:type="simple">http://de.mouser.com/ProductDetail/FCI/10029449-111RLF/?qs=%2fha2pyFadug8U4IOZZI2jnut2zm2rFMAp8K8PcXPAIyrEGZ2XRAPnyrp%252b5pF2ZP7</text:a></text:p>
          </table:table-cell>
          <table:table-cell table:style-name="ce8" office:value-type="float" office:value="0.48">
            <text:p>0.48</text:p>
          </table:table-cell>
          <table:table-cell table:style-name="ce8" table:formula="of:=[.A16]*[.E16]" office:value-type="float" office:value="1.44">
            <text:p>1.44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556-AT24C01C-SSHM-B</text:p>
          </table:table-cell>
          <table:table-cell office:value-type="string">
            <text:p>EEPROM 1K 2-WIRE 8 SOIC PB HALOFREE NiPdAu 1.7V</text:p>
          </table:table-cell>
          <table:table-cell table:style-name="ce7" office:value-type="string">
            <text:p><text:a xlink:href="http://de.mouser.com/ProductDetail/Atmel/AT24C01C-SSHM-B/?qs=%2Fha2pyFaduiPyj5Xbzu3LDkZ5LRf3e5ZoZWa68Ku1XvnUdah058QnSJuuIfSMI6G" xlink:type="simple">http://de.mouser.com/ProductDetail/Atmel/AT24C01C-SSHM-B/?qs=%2fha2pyFaduiPyj5Xbzu3LDkZ5LRf3e5ZoZWa68Ku1XvnUdah058QnSJuuIfSMI6G</text:a></text:p>
          </table:table-cell>
          <table:table-cell table:style-name="ce8" office:value-type="float" office:value="0.232">
            <text:p>0.23</text:p>
          </table:table-cell>
          <table:table-cell table:style-name="ce8" table:formula="of:=[.A17]*[.E17]" office:value-type="float" office:value="0.696">
            <text:p>0.70</text:p>
          </table:table-cell>
          <table:table-cell table:number-columns-repeated="2"/>
        </table:table-row>
        <table:table-row table:style-name="ro2">
          <table:table-cell table:style-name="ce3" table:formula="of:=[.$C$4]*7" office:value-type="float" office:value="21">
            <text:p>21</text:p>
          </table:table-cell>
          <table:table-cell office:value-type="string">
            <text:p>774-742C083220JP</text:p>
          </table:table-cell>
          <table:table-cell office:value-type="string">
            <text:p>Widerstandnetzwerke u. -Arrays 22ohms 50V 5%</text:p>
          </table:table-cell>
          <table:table-cell table:style-name="ce7" office:value-type="string">
            <text:p><text:a xlink:href="http://de.mouser.com/ProductDetail/CTS/742C083220JP/?qs=%2Fha2pyFadugZw%2FZ8FzXmJjgugrSX4rX8irC%252bdOVCTeo59FWpXkhYqw%3D%3D" xlink:type="simple">http://de.mouser.com/ProductDetail/CTS/742C083220JP/?qs=%2fha2pyFadugZw%2fZ8FzXmJjgugrSX4rX8irC%252bdOVCTeo59FWpXkhYqw%3d%3d</text:a></text:p>
          </table:table-cell>
          <table:table-cell table:style-name="ce8" office:value-type="float" office:value="0.024">
            <text:p>0.02</text:p>
          </table:table-cell>
          <table:table-cell table:style-name="ce8" table:formula="of:=[.A18]*[.E18]" office:value-type="float" office:value="0.504">
            <text:p>0.50</text:p>
          </table:table-cell>
          <table:table-cell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656-FIX30HLKITASSY</text:p>
          </table:table-cell>
          <table:table-cell table:style-name="ce6" office:value-type="string">
            <text:p>FI-X30HL-KITASSY-300M </text:p>
          </table:table-cell>
          <table:table-cell table:style-name="ce7" office:value-type="string">
            <text:p><text:a xlink:href="http://de.mouser.com/ProductDetail/JAE-Electronics/FI-X30HL-KITASSY-300M/?qs=%2Fha2pyFaduioZsvOJCeWcsKeKkQmRr4vQe7e1RJ04NQdFGityFbDjSRbP4cf%2FkRg" xlink:type="simple">http://de.mouser.com/ProductDetail/JAE-Electronics/FI-X30HL-KITASSY-300M/?qs=%2fha2pyFaduioZsvOJCeWcsKeKkQmRr4vQe7e1RJ04NQdFGityFbDjSRbP4cf%2fkRg</text:a></text:p>
          </table:table-cell>
          <table:table-cell table:style-name="ce8" office:value-type="float" office:value="11.19">
            <text:p>11.19</text:p>
          </table:table-cell>
          <table:table-cell table:style-name="ce8" table:formula="of:=[.A19]*[.E19]" office:value-type="float" office:value="11.19">
            <text:p>11.19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806-KLDX-0202-A-LT</text:p>
          </table:table-cell>
          <table:table-cell office:value-type="string">
            <text:p>DC-Spannungsversorgungssteckverbinder 2.0mm PCB JACK LOCKING TYPE</text:p>
          </table:table-cell>
          <table:table-cell office:value-type="string">
            <text:p><text:a xlink:href="http://de.mouser.com/ProductDetail/Kycon/KLDX-0202-A-LT/?qs=%2Fha2pyFadug6yAePtFHF%252bYgVUqD4usJO%252bzszO19jtQE%252bUyITMB7Piw%3D%3D" xlink:type="simple">http://de.mouser.com/ProductDetail/Kycon/KLDX-0202-A-LT/?qs=%2fha2pyFadug6yAePtFHF%252bYgVUqD4usJO%252bzszO19jtQE%252bUyITMB7Piw%3d%3d</text:a></text:p>
          </table:table-cell>
          <table:table-cell table:style-name="ce8" office:value-type="float" office:value="0.704">
            <text:p>0.70</text:p>
          </table:table-cell>
          <table:table-cell table:style-name="ce8" table:formula="of:=[.A20]*[.E20]" office:value-type="float" office:value="2.112">
            <text:p>2.11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821-MBS10</text:p>
          </table:table-cell>
          <table:table-cell office:value-type="string">
            <text:p>Brückengleichrichter 0.8A 1000V</text:p>
          </table:table-cell>
          <table:table-cell table:style-name="ce7" office:value-type="string">
            <text:p><text:a xlink:href="http://de.mouser.com/ProductDetail/Taiwan-Semiconductor/MBS10/?qs=sGAEpiMZZMutXGli8Ay4kJ6cJI5FYvVSu5UYMaNpkuw%3D" xlink:type="simple">http://de.mouser.com/ProductDetail/Taiwan-Semiconductor/MBS10/?qs=sGAEpiMZZMutXGli8Ay4kJ6cJI5FYvVSu5UYMaNpkuw%3d</text:a></text:p>
          </table:table-cell>
          <table:table-cell table:style-name="ce8" office:value-type="float" office:value="0.296">
            <text:p>0.30</text:p>
          </table:table-cell>
          <table:table-cell table:style-name="ce8" table:formula="of:=[.A21]*[.E21]" office:value-type="float" office:value="0.888">
            <text:p>0.89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647-RFS0J101MCN1GS</text:p>
          </table:table-cell>
          <table:table-cell office:value-type="string">
            <text:p>Organische Polymer-Aluminiumkondensatoren 6.3V 100uF 105C</text:p>
          </table:table-cell>
          <table:table-cell table:style-name="ce7" office:value-type="string">
            <text:p><text:a xlink:href="http://de.mouser.com/ProductDetail/Nichicon/RFS0J101MCN1GS/?qs=%2Fha2pyFaduiMQ54CE5GDrvVefsfYBQJ7BwehBtsF%2Fq4ceAURqQ8TaSxygZwzF%2Fn5" xlink:type="simple">http://de.mouser.com/ProductDetail/Nichicon/RFS0J101MCN1GS/?qs=%2fha2pyFaduiMQ54CE5GDrvVefsfYBQJ7BwehBtsF%2fq4ceAURqQ8TaSxygZwzF%2fn5</text:a></text:p>
          </table:table-cell>
          <table:table-cell office:value-type="float" office:value="0.632">
            <text:p>0.632</text:p>
          </table:table-cell>
          <table:table-cell table:style-name="ce8" table:formula="of:=[.A22]*[.E22]" office:value-type="float" office:value="1.896">
            <text:p>1.90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647-PCX1V100MCL1GS</text:p>
          </table:table-cell>
          <table:table-cell table:style-name="ce5" office:value-type="string">
            <text:p>Organische Polymer-Aluminiumkondensatoren 35V 10uF 20%</text:p>
          </table:table-cell>
          <table:table-cell table:style-name="ce7" office:value-type="string">
            <text:p><text:a xlink:href="http://de.mouser.com/ProductDetail/Nichicon/PCX1V100MCL1GS/?qs=sGAEpiMZZMsIwzbKW1rlgYRzL8pPPPzdU5Il%2FzR2UWY%3D" xlink:type="simple">http://de.mouser.com/ProductDetail/Nichicon/PCX1V100MCL1GS/?qs=sGAEpiMZZMsIwzbKW1rlgYRzL8pPPPzdU5Il%2fzR2UWY%3d</text:a></text:p>
          </table:table-cell>
          <table:table-cell office:value-type="float" office:value="0.8">
            <text:p>0.8</text:p>
          </table:table-cell>
          <table:table-cell table:style-name="ce8" table:formula="of:=[.A23]*[.E23]" office:value-type="float" office:value="2.4">
            <text:p>2.40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511-LD1085D2T33-TR</text:p>
          </table:table-cell>
          <table:table-cell office:value-type="string">
            <text:p>LDO Spannungs-Regulator 3.3V 3.0A Positive</text:p>
          </table:table-cell>
          <table:table-cell table:style-name="ce7" office:value-type="string">
            <text:p><text:a xlink:href="http://de.mouser.com/ProductDetail/STMicroelectronics/LD1085D2T33R/?qs=sGAEpiMZZMsGz1a6aV8DcF4U0ZWe45OTV5vg5qkIeOw%3D" xlink:type="simple">http://de.mouser.com/ProductDetail/STMicroelectronics/LD1085D2T33R/?qs=sGAEpiMZZMsGz1a6aV8DcF4U0ZWe45OTV5vg5qkIeOw%3d</text:a></text:p>
          </table:table-cell>
          <table:table-cell office:value-type="float" office:value="1.35">
            <text:p>1.35</text:p>
          </table:table-cell>
          <table:table-cell table:style-name="ce8" table:formula="of:=[.A24]*[.E24]" office:value-type="float" office:value="4.05">
            <text:p>4.05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595-TLV1117-50CDCY</text:p>
          </table:table-cell>
          <table:table-cell office:value-type="string">
            <text:p>LDO Spannungs-Regulator Fixed LDO Volt Reg +5V 800 mA</text:p>
          </table:table-cell>
          <table:table-cell table:style-name="ce7" office:value-type="string">
            <text:p><text:a xlink:href="http://de.mouser.com/ProductDetail/Texas-Instruments/TLV1117-50CDCY/?qs=%2Fha2pyFaduhKds0cvIu%252bTXY2b%2FZkut%252beT7fbDZToO%2FU%3D" xlink:type="simple">http://de.mouser.com/ProductDetail/Texas-Instruments/TLV1117-50CDCY/?qs=%2fha2pyFaduhKds0cvIu%252bTXY2b%2fZkut%252beT7fbDZToO%2fU%3d</text:a></text:p>
          </table:table-cell>
          <table:table-cell office:value-type="float" office:value="0.624">
            <text:p>0.624</text:p>
          </table:table-cell>
          <table:table-cell table:style-name="ce8" table:formula="of:=[.A25]*[.E25]" office:value-type="float" office:value="1.872">
            <text:p>1.87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595-TPS61085DGKT</text:p>
          </table:table-cell>
          <table:table-cell office:value-type="string">
            <text:p>Spannungsregulatoren - Schaltregler 650kHz 1.2MHz Step- Up DC-DC Converter</text:p>
          </table:table-cell>
          <table:table-cell table:style-name="ce7" office:value-type="string">
            <text:p><text:a xlink:href="http://de.mouser.com/ProductDetail/Texas-Instruments/TPS61085DGKT/?qs=sGAEpiMZZMt7FrWooXVB197HvHL%252bksz9" xlink:type="simple">http://de.mouser.com/ProductDetail/Texas-Instruments/TPS61085DGKT/?qs=sGAEpiMZZMt7FrWooXVB197HvHL%252bksz9</text:a></text:p>
          </table:table-cell>
          <table:table-cell office:value-type="float" office:value="2.46">
            <text:p>2.46</text:p>
          </table:table-cell>
          <table:table-cell table:style-name="ce8" table:formula="of:=[.A26]*[.E26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580-45333C</text:p>
          </table:table-cell>
          <table:table-cell office:value-type="string">
            <text:p>Festinduktoren 33uH 1.25A SMT</text:p>
          </table:table-cell>
          <table:table-cell office:value-type="string">
            <text:p><text:a xlink:href="http://de.mouser.com/ProductDetail/Murata-Power-Solutions/45333C/?qs=sGAEpiMZZMsg%252by3WlYCkU8tv%2FJiifxtLxOjZ%252ba%252bwNXQ%3D" xlink:type="simple">http://de.mouser.com/ProductDetail/Murata-Power-Solutions/45333C/?qs=sGAEpiMZZMsg%252by3WlYCkU8tv%2fJiifxtLxOjZ%252ba%252bwNXQ%3d</text:a></text:p>
          </table:table-cell>
          <table:table-cell office:value-type="float" office:value="0.52">
            <text:p>0.52</text:p>
          </table:table-cell>
          <table:table-cell table:style-name="ce8" table:formula="of:=[.A27]*[.E27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80-C1206C106K4P</text:p>
          </table:table-cell>
          <table:table-cell office:value-type="string">
            <text:p>Kondensator aus mehreren Keramikschichten MLCC - SMD/SMT 16volts 10uF X5R 10%</text:p>
          </table:table-cell>
          <table:table-cell table:style-name="ce7" office:value-type="string">
            <text:p><text:a xlink:href="http://de.mouser.com/ProductDetail/Kemet/C1206C106K4PACTU/?qs=sGAEpiMZZMsh%252b1woXyUXj8ybftCD09wunqd1e9a1%2F%252bk%3D" xlink:type="simple">http://de.mouser.com/ProductDetail/Kemet/C1206C106K4PACTU/?qs=sGAEpiMZZMsh%252b1woXyUXj8ybftCD09wunqd1e9a1%2f%252bk%3d</text:a></text:p>
          </table:table-cell>
          <table:table-cell office:value-type="float" office:value="0.16">
            <text:p>0.16</text:p>
          </table:table-cell>
          <table:table-cell table:style-name="ce8" table:formula="of:=[.A28]*[.E28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80-C1206C106M3P</text:p>
          </table:table-cell>
          <table:table-cell office:value-type="string">
            <text:p>Kondensator aus mehreren Keramikschichten MLCC - SMD/SMT 25volts 10uF X5R 20%</text:p>
          </table:table-cell>
          <table:table-cell table:style-name="ce7" office:value-type="string">
            <text:p><text:a xlink:href="http://de.mouser.com/ProductDetail/Kemet/C1206C106M3PACTU/?qs=sGAEpiMZZMsh%252b1woXyUXj1sIMXx9lN7DYNrgmjmNozs%3D" xlink:type="simple">http://de.mouser.com/ProductDetail/Kemet/C1206C106M3PACTU/?qs=sGAEpiMZZMsh%252b1woXyUXj1sIMXx9lN7DYNrgmjmNozs%3d</text:a></text:p>
          </table:table-cell>
          <table:table-cell office:value-type="float" office:value="0.24">
            <text:p>0.24</text:p>
          </table:table-cell>
          <table:table-cell table:style-name="ce8" table:formula="of:=[.A29]*[.E29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80-C0603C105K4P</text:p>
          </table:table-cell>
          <table:table-cell office:value-type="string">
            <text:p>Kondensator aus mehreren Keramikschichten MLCC - SMD/SMT 16volts 1uF X5R 10%</text:p>
          </table:table-cell>
          <table:table-cell office:value-type="string">
            <text:p><text:a xlink:href="http://de.mouser.com/ProductDetail/Kemet/C0603C105K4PACTU/?qs=sGAEpiMZZMsh%252b1woXyUXj0sdcx8ua6NEydNRwOwwmhU%3D" xlink:type="simple">http://de.mouser.com/ProductDetail/Kemet/C0603C105K4PACTU/?qs=sGAEpiMZZMsh%252b1woXyUXj0sdcx8ua6NEydNRwOwwmhU%3d</text:a></text:p>
          </table:table-cell>
          <table:table-cell office:value-type="float" office:value="0.04">
            <text:p>0.04</text:p>
          </table:table-cell>
          <table:table-cell table:style-name="ce8" table:formula="of:=[.A30]*[.E30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100">
            <text:p>100</text:p>
          </table:table-cell>
          <table:table-cell office:value-type="string">
            <text:p>80-C0603C104K3R</text:p>
          </table:table-cell>
          <table:table-cell office:value-type="string">
            <text:p>Kondensator aus mehreren Keramikschichten MLCC - SMD/SMT 25volts 0.1uF X7R 10%</text:p>
          </table:table-cell>
          <table:table-cell office:value-type="string">
            <text:p><text:a xlink:href="http://de.mouser.com/ProductDetail/Kemet/C0603C104K3RACTU/?qs=sGAEpiMZZMsh%252b1woXyUXj8ZFQ3PSqbYk3hO5V%2FdT5uQ%3D" xlink:type="simple">http://de.mouser.com/ProductDetail/Kemet/C0603C104K3RACTU/?qs=sGAEpiMZZMsh%252b1woXyUXj8ZFQ3PSqbYk3hO5V%2fdT5uQ%3d</text:a></text:p>
          </table:table-cell>
          <table:table-cell office:value-type="float" office:value="0.016">
            <text:p>0.016</text:p>
          </table:table-cell>
          <table:table-cell table:style-name="ce8" table:formula="of:=[.A31]*[.E31]" office:value-type="float" office:value="1.6">
            <text:p>1.6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81-GRM1885C1H162JA01</text:p>
          </table:table-cell>
          <table:table-cell office:value-type="string">
            <text:p>Kondensator aus mehreren Keramikschichten MLCC - SMD/SMT 0603 1600pF 50volts C0G 5%</text:p>
          </table:table-cell>
          <table:table-cell table:style-name="ce7" office:value-type="string">
            <text:p><text:a xlink:href="http://de.mouser.com/ProductDetail/Murata-Electronics/GRM1885C1H162JA01D/?qs=sGAEpiMZZMs0AnBnWHyRQNchIam%2FLmo3Q1Mru0TgqOc%3D" xlink:type="simple">http://de.mouser.com/ProductDetail/Murata-Electronics/GRM1885C1H162JA01D/?qs=sGAEpiMZZMs0AnBnWHyRQNchIam%2fLmo3Q1Mru0TgqOc%3d</text:a></text:p>
          </table:table-cell>
          <table:table-cell office:value-type="float" office:value="0.104">
            <text:p>0.104</text:p>
          </table:table-cell>
          <table:table-cell table:style-name="ce8" table:formula="of:=[.A32]*[.E32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603-AF0603FR-0747KL</text:p>
          </table:table-cell>
          <table:table-cell office:value-type="string">
            <text:p>Dickfilmwiderstände - SMD 47K ohm 1% 1/10W</text:p>
          </table:table-cell>
          <table:table-cell table:style-name="ce7" office:value-type="string">
            <text:p><text:a xlink:href="http://de.mouser.com/ProductDetail/Yageo/AF0603FR-0747KL/?qs=sGAEpiMZZMtlubZbdhIBIKQHD%252bnCQfl09OzyyAM6%2FN4%3D" xlink:type="simple">http://de.mouser.com/ProductDetail/Yageo/AF0603FR-0747KL/?qs=sGAEpiMZZMtlubZbdhIBIKQHD%252bnCQfl09OzyyAM6%2fN4%3d</text:a></text:p>
          </table:table-cell>
          <table:table-cell office:value-type="float" office:value="0.016">
            <text:p>0.016</text:p>
          </table:table-cell>
          <table:table-cell table:style-name="ce8" table:formula="of:=[.A33]*[.E33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660-RK73H1JTTD1583F</text:p>
          </table:table-cell>
          <table:table-cell office:value-type="string">
            <text:p>Dickfilmwiderstände - SMD 1/10watt 158Kohms 1%</text:p>
          </table:table-cell>
          <table:table-cell table:style-name="ce7" office:value-type="string">
            <text:p><text:a xlink:href="http://de.mouser.com/ProductDetail/KOA-Speer/RK73H1JTTD1583F/?qs=sGAEpiMZZMtlubZbdhIBIFSaj350jxlsYLlqeR%252bzZU4%3D" xlink:type="simple">http://de.mouser.com/ProductDetail/KOA-Speer/RK73H1JTTD1583F/?qs=sGAEpiMZZMtlubZbdhIBIFSaj350jxlsYLlqeR%252bzZU4%3d</text:a></text:p>
          </table:table-cell>
          <table:table-cell office:value-type="float" office:value="0.064">
            <text:p>0.064</text:p>
          </table:table-cell>
          <table:table-cell table:style-name="ce8" table:formula="of:=[.A34]*[.E34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71-CRCW0603-18.2K-E3</text:p>
          </table:table-cell>
          <table:table-cell office:value-type="string">
            <text:p>Dickfilmwiderstände - SMD 1/10watt 18.2Kohms 1%</text:p>
          </table:table-cell>
          <table:table-cell table:style-name="ce7" office:value-type="string">
            <text:p><text:a xlink:href="http://de.mouser.com/ProductDetail/Vishay-Dale/CRCW060318K2FKEA/?qs=sGAEpiMZZMtlubZbdhIBIIXn7C7cODAt%252bf7VRePmWqc%3D" xlink:type="simple">http://de.mouser.com/ProductDetail/Vishay-Dale/CRCW060318K2FKEA/?qs=sGAEpiMZZMtlubZbdhIBIIXn7C7cODAt%252bf7VRePmWqc%3d</text:a></text:p>
          </table:table-cell>
          <table:table-cell office:value-type="float" office:value="0.064">
            <text:p>0.064</text:p>
          </table:table-cell>
          <table:table-cell table:style-name="ce8" table:formula="of:=[.A35]*[.E35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71-CRCW060331K6FKEB</text:p>
          </table:table-cell>
          <table:table-cell office:value-type="string">
            <text:p>Dickfilmwiderstände - SMD 1/10watt 31.6Kohms 1%</text:p>
          </table:table-cell>
          <table:table-cell table:style-name="ce7" office:value-type="string">
            <text:p><text:a xlink:href="http://de.mouser.com/ProductDetail/Vishay-Dale/CRCW060331K6FKEB/?qs=sGAEpiMZZMtlubZbdhIBIHZJFyV00DoetxL9BuloGcM%3D" xlink:type="simple">http://de.mouser.com/ProductDetail/Vishay-Dale/CRCW060331K6FKEB/?qs=sGAEpiMZZMtlubZbdhIBIHZJFyV00DoetxL9BuloGcM%3d</text:a></text:p>
          </table:table-cell>
          <table:table-cell office:value-type="float" office:value="0.064">
            <text:p>0.064</text:p>
          </table:table-cell>
          <table:table-cell table:style-name="ce8" table:formula="of:=[.A36]*[.E36]" office:value-type="float" office:value="0.192">
            <text:p>0.19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71-CRCW0603-4.7K-E3</text:p>
          </table:table-cell>
          <table:table-cell office:value-type="string">
            <text:p>Dickfilmwiderstände - SMD 1/10watt 4.7Kohms 1%</text:p>
          </table:table-cell>
          <table:table-cell table:style-name="ce7" office:value-type="string">
            <text:p><text:a xlink:href="http://de.mouser.com/ProductDetail/Vishay-Dale/CRCW06034K70FKEA/?qs=sGAEpiMZZMtlubZbdhIBIGYvcJJnxxxrQwDimOdk6Uk%3D" xlink:type="simple">http://de.mouser.com/ProductDetail/Vishay-Dale/CRCW06034K70FKEA/?qs=sGAEpiMZZMtlubZbdhIBIGYvcJJnxxxrQwDimOdk6Uk%3d</text:a></text:p>
          </table:table-cell>
          <table:table-cell office:value-type="float" office:value="0.064">
            <text:p>0.064</text:p>
          </table:table-cell>
          <table:table-cell table:style-name="ce8" table:formula="of:=[.A37]*[.E37]" office:value-type="float" office:value="0.192">
            <text:p>0.19</text:p>
          </table:table-cell>
          <table:table-cell table:number-columns-repeated="2"/>
        </table:table-row>
        <table:table-row table:style-name="ro2">
          <table:table-cell table:style-name="ce2" office:value-type="float" office:value="3">
            <text:p>3</text:p>
          </table:table-cell>
          <table:table-cell office:value-type="string">
            <text:p>774-ATS073ASM-1</text:p>
          </table:table-cell>
          <table:table-cell office:value-type="string">
            <text:p>Quarze 7.3728MHz Series 30ppm -20C 70C</text:p>
          </table:table-cell>
          <table:table-cell table:style-name="ce7" office:value-type="string">
            <text:p><text:a xlink:href="http://de.mouser.com/ProductDetail/CTS-Electronic-Components/ATS073ASM-1/?qs=sGAEpiMZZMsBj6bBr9Q9aSLORZG%2FS%2FcqT3YYbKWRivQ%3D" xlink:type="simple">http://de.mouser.com/ProductDetail/CTS-Electronic-Components/ATS073ASM-1/?qs=sGAEpiMZZMsBj6bBr9Q9aSLORZG%2fS%2fcqT3YYbKWRivQ%3d</text:a></text:p>
          </table:table-cell>
          <table:table-cell office:value-type="float" office:value="0.312">
            <text:p>0.312</text:p>
          </table:table-cell>
          <table:table-cell table:style-name="ce8" table:formula="of:=[.A38]*[.E38]" office:value-type="float" office:value="0.936">
            <text:p>0.94</text:p>
          </table:table-cell>
          <table:table-cell table:number-columns-repeated="2"/>
        </table:table-row>
        <table:table-row table:style-name="ro2">
          <table:table-cell table:style-name="ce2" office:value-type="float" office:value="6">
            <text:p>6</text:p>
          </table:table-cell>
          <table:table-cell office:value-type="string">
            <text:p>71-CRCW2512140RFKEG</text:p>
          </table:table-cell>
          <table:table-cell office:value-type="string">
            <text:p>Dickfilmwiderstände - SMD 1watt 140ohms 1% 70 Ohm </text:p>
          </table:table-cell>
          <table:table-cell office:value-type="string">
            <text:p><text:a xlink:href="http://de.mouser.com/ProductDetail/Vishay-Dale/CRCW2512140RFKEG/?qs=sGAEpiMZZMtlubZbdhIBIC6gPpIPMax6qc9XVY1x3VA%3D" xlink:type="simple">http://de.mouser.com/ProductDetail/Vishay-Dale/CRCW2512140RFKEG/?qs=sGAEpiMZZMtlubZbdhIBIC6gPpIPMax6qc9XVY1x3VA%3d</text:a></text:p>
          </table:table-cell>
          <table:table-cell office:value-type="float" office:value="0.312">
            <text:p>0.312</text:p>
          </table:table-cell>
          <table:table-cell table:style-name="ce8" table:formula="of:=[.A39]*[.E39]" office:value-type="float" office:value="1.872">
            <text:p>1.87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40]*[.E40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41]*[.E41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42]*[.E42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43]*[.E43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44]*[.E44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45]*[.E45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5"/>
          <table:table-cell table:style-name="ce8" table:formula="of:=SUM([.F7:.F45])" office:value-type="float" office:value="118.01">
            <text:p>118.01</text:p>
          </table:table-cell>
          <table:table-cell/>
        </table:table-row>
        <table:table-row table:style-name="ro1">
          <table:table-cell office:value-type="string">
            <text:p>ES&amp;S Kabel</text:p>
          </table:table-cell>
          <table:table-cell table:number-columns-repeated="7"/>
        </table:table-row>
        <table:table-row table:style-name="ro1">
          <table:table-cell office:value-type="string">
            <text:p>Menge</text:p>
          </table:table-cell>
          <table:table-cell office:value-type="string">
            <text:p>Bestellnr. </text:p>
          </table:table-cell>
          <table:table-cell office:value-type="string">
            <text:p>Bezeichnung</text:p>
          </table:table-cell>
          <table:table-cell/>
          <table:table-cell office:value-type="string">
            <text:p>Stückpreis</text:p>
          </table:table-cell>
          <table:table-cell office:value-type="string">
            <text:p>Prei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KAB-FI-X30H-0500R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1.58">
            <text:p>41.5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F49]" office:value-type="float" office:value="41.58">
            <text:p>41.58</text:p>
          </table:table-cell>
          <table:table-cell/>
        </table:table-row>
        <table:table-row table:style-name="ro2">
          <table:table-cell office:value-type="string">
            <text:p>TechToys</text:p>
          </table:table-cell>
          <table:table-cell table:number-columns-repeated="7"/>
        </table:table-row>
        <table:table-row table:style-name="ro2">
          <table:table-cell office:value-type="string">
            <text:p>Menge</text:p>
          </table:table-cell>
          <table:table-cell office:value-type="string">
            <text:p>Bestellnr. </text:p>
          </table:table-cell>
          <table:table-cell office:value-type="string">
            <text:p>Bezeichnug</text:p>
          </table:table-cell>
          <table:table-cell/>
          <table:table-cell office:value-type="string">
            <text:p>Stückpreis</text:p>
          </table:table-cell>
          <table:table-cell office:value-type="string">
            <text:p>Prei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s://www.leiton.de/kalkulation-preis.html</text:p>
          </table:table-cell>
          <table:table-cell office:value-type="string">
            <text:p>Bundle SSD1963EVK-R4A + 7" WVGA color TFT (no Touch Panel)] </text:p>
          </table:table-cell>
          <table:table-cell office:value-type="string">
            <text:p><text:a xlink:href="http://www.techtoys.com.hk/Displays/SSD1963EvalRev3B/SSD1963%20Eval%20Board%20Rev4A.htm" xlink:type="simple">http://www.techtoys.com.hk/Displays/SSD1963EvalRev3B/SSD1963 Eval Board Rev4A.htm</text:a></text:p>
          </table:table-cell>
          <table:table-cell office:value-type="float" office:value="59">
            <text:p>59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Am 20.03.2014 bestellt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pcb-pool.de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19">
            <text:p>219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eiterplatten 60x90 mm 4 lagen, 8 Tage</text:p>
          </table:table-cell>
          <table:table-cell office:value-type="string">
            <text:p><text:a xlink:href="https://www.leiton.de/kalkulation-preis.html" xlink:type="simple">https://www.leiton.de/kalkulation-preis.html</text:a></text:p>
          </table:table-cell>
          <table:table-cell/>
          <table:table-cell office:value-type="float" office:value="127.71">
            <text:p>127.71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eiterplatten 60x90 mm 4 lagen, 8 Tage</text:p>
          </table:table-cell>
          <table:table-cell table:style-name="ce7" office:value-type="string">
            <text:p><text:a xlink:href="http://www.pcb-pool.com/ppde/order_productconfiguration_js.html" xlink:type="simple">http://www.pcb-pool.com/ppde/order_productconfiguration_js.html</text:a></text:p>
          </table:table-cell>
          <table:table-cell/>
          <table:table-cell office:value-type="float" office:value="206.62">
            <text:p>206.62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eiterplatten 60x90 mm 4 lagen, 5 Tage</text:p>
          </table:table-cell>
          <table:table-cell table:style-name="ce7" office:value-type="string">
            <text:p><text:a xlink:href="https://portal.multi-circuit-boards.eu/" xlink:type="simple">https://portal.multi-circuit-boards.eu/</text:a></text:p>
          </table:table-cell>
          <table:table-cell/>
          <table:table-cell office:value-type="float" office:value="130.9">
            <text:p>130.9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eiterplatten 60x90 mm 4 lagen, 10 Tage</text:p>
          </table:table-cell>
          <table:table-cell table:style-name="ce7" office:value-type="string">
            <text:p><text:a xlink:href="http://www.pcb-joker.com/" xlink:type="simple">http://www.pcb-joker.com/</text:a></text:p>
          </table:table-cell>
          <table:table-cell/>
          <table:table-cell office:value-type="float" office:value="123">
            <text:p>123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eiterplatten 60x90 mm 4 lagen, 25 Tage</text:p>
          </table:table-cell>
          <table:table-cell table:style-name="ce7" office:value-type="string">
            <text:p><text:a xlink:href="http://be.eurocircuits.com/shop/orders/configurator.aspx" xlink:type="simple">http://be.eurocircuits.com/shop/orders/configurator.aspx</text:a></text:p>
          </table:table-cell>
          <table:table-cell/>
          <table:table-cell office:value-type="float" office:value="170.67">
            <text:p>170.6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Leiterplatten 100x100 mm 4 lagen</text:p>
          </table:table-cell>
          <table:table-cell table:style-name="ce7" office:value-type="string">
            <text:p><text:a xlink:href="http://imall.iteadstudio.com/open-pcb/pcb-prototyping/im120418009.html" xlink:type="simple">http://imall.iteadstudio.com/open-pcb/pcb-prototyping/im120418009.html</text:a>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Leiterplatten 100x100 mm 4 lagen</text:p>
          </table:table-cell>
          <table:table-cell table:style-name="ce7" office:value-type="string">
            <text:p><text:a xlink:href="http://www.elecrow.com/services-c-73/pcb-fabricate-service-c-73_116/4-layer-10-10cm-max-10pcs-p-365.html" xlink:type="simple">http://www.elecrow.com/services-c-73/pcb-fabricate-service-c-73_116/4-layer-10-10cm-max-10pcs-p-365.html</text:a></text:p>
          </table:table-cell>
          <table:table-cell/>
          <table:table-cell office:value-type="string">
            <text:p>49 USD + Versand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office:value-type="string">
            <text:p>HyLine</text:p>
          </table:table-cell>
          <table:table-cell table:number-columns-repeated="7"/>
        </table:table-row>
        <table:table-row table:style-name="ro2">
          <table:table-cell office:value-type="string">
            <text:p>Menge</text:p>
          </table:table-cell>
          <table:table-cell office:value-type="string">
            <text:p>Betellnr.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B070WV8-SL01</text:p>
          </table:table-cell>
          <table:table-cell office:value-type="string">
            <text:p>http://www.hy-line.de/fileadmin/hy-line/computer/csv/datasheets/Final CAS LB070WV8-SL01_20121122.pdf</text:p>
          </table:table-cell>
          <table:table-cell/>
          <table:table-cell office:value-type="float" office:value="80">
            <text:p>80</text:p>
          </table:table-cell>
          <table:table-cell/>
          <table:table-cell table:formula="of:=[.E69]" office:value-type="float" office:value="80">
            <text:p>8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formula="of:=SUM([.G21:.G70])" office:value-type="float" office:value="517.59">
            <text:p>517.59</text:p>
          </table:table-cell>
          <table:table-cell/>
        </table:table-row>
        <table:table-row table:style-name="ro1" table:number-rows-repeated="104850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 style:data-style-name="N2" text:time-value="0000-00-00T12:14:2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2:02:19</meta:creation-date>
    <dc:date>2014-03-24T16:43:10</dc:date>
    <meta:editing-duration>PT21H36M38S</meta:editing-duration>
    <meta:editing-cycles>34</meta:editing-cycles>
    <meta:generator>LibreOffice/4.0.2.2$Linux_x86 LibreOffice_project/400m0$Build-2</meta:generator>
    <meta:document-statistic meta:table-count="1" meta:cell-count="290" meta:object-count="0"/>
  </office:meta>
</office:document-meta>
</file>